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24B2EC9D.png" manifest:media-type="image/png"/>
  <manifest:file-entry manifest:full-path="Pictures/1000000000000556000003004174062F.png" manifest:media-type="image/png"/>
  <manifest:file-entry manifest:full-path="Pictures/100000000000055600000300916FF66C.png" manifest:media-type="image/png"/>
  <manifest:file-entry manifest:full-path="Pictures/100000000000055600000300EEA3748B.png" manifest:media-type="image/png"/>
  <manifest:file-entry manifest:full-path="Pictures/1000000000000556000003000B08CB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661" officeooo:paragraph-rsid="000c8661"/>
    </style:style>
    <style:style style:name="T1" style:family="text">
      <style:text-properties fo:font-family="Arial" style:font-family-generic="swiss" style:font-pitch="variable" fo:font-size="14pt" fo:font-weight="bold" style:font-size-asian="14pt" style:font-weight-asian="bold" style:font-family-complex="Arial" style:font-family-generic-complex="system" style:font-pitch-complex="variable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rancis Asare – 22401984</text:span></text:span><text:span text:style-name="T2"> <text:s text:c="3"/><text:tab/><text:tab/><text:tab/><text:tab/><text:tab/><text:tab/><text:tab/><text:tab/><text:tab/><text:tab/><text:tab/>Informatics II</text:span> </text:p>
      <text:p text:style-name="Standard"><draw:frame draw:style-name="fr1" draw:name="Image6" text:anchor-type="char" svg:x="-0.011cm" svg:y="0.94cm" svg:width="25.749cm" svg:height="14.474cm" draw:z-index="4"><draw:image xlink:href="Pictures/1000000000000556000003000B08CB17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x="0.305cm" svg:y="0.157cm" svg:width="24.702cm" svg:height="13.885cm" draw:z-index="2"><draw:image xlink:href="Pictures/100000000000055600000300EEA3748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739cm" svg:y="1.282cm" svg:width="24.604cm" svg:height="13.831cm" draw:z-index="3"><draw:image xlink:href="Pictures/10000000000005560000030024B2EC9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27cm" svg:y="0.418cm" svg:width="25.218cm" svg:height="14.176cm" draw:z-index="1"><draw:image xlink:href="Pictures/100000000000055600000300916FF66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" text:anchor-type="char" svg:x="-0.342cm" svg:y="0.303cm" svg:width="25.582cm" svg:height="14.381cm" draw:z-index="0"><draw:image xlink:href="Pictures/100000000000055600000300417406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22:59:47.408517632</meta:creation-date>
    <dc:date>2025-07-01T23:12:48.800356377</dc:date>
    <meta:editing-duration>PT52S</meta:editing-duration>
    <meta:editing-cycles>1</meta:editing-cycles>
    <meta:document-statistic meta:table-count="0" meta:image-count="5" meta:object-count="0" meta:page-count="5" meta:paragraph-count="1" meta:word-count="5" meta:character-count="54" meta:non-whitespace-character-count="34"/>
    <meta:generator>LibreOffice/25.2.2.2$Linux_X86_64 LibreOffice_project/520$Build-2</meta:generator>
  </office:meta>
</office:document-meta>
</file>